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align="center" fo:text-indent="0cm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nsselaer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SCI 2961-01 Open Source Software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Mukkai Krishnamoorthy (moorthy)</text:p>
            <text:p>Lally 30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Licens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ur Lecture Slides have <text:s/>greatly benefited from the previous classes taught by Dr. William Shroeder and Dr. Luis Ibanez at RPI</text:p>
              </text:list-item>
              <text:list-item>
                <text:p>Also thanks to Dr.TV Raman for helping me understand the critical issues.</text:p>
              </text:list-item>
              <text:list-item>
                <text:p>Creative Commons (CC BY 3.0) <text:a xlink:href="http://creativecommons.org/licenses/by/3.0/" xlink:type="simple">http://creativecommons.org/licenses/by/3.0/</text:a></text:p>
              </text:list-item>
            </text:list>
          </draw:text-box>
        </draw:frame>
        <draw:frame draw:style-name="gr2" draw:text-style-name="P1" draw:layer="layout" svg:width="14.325cm" svg:height="0.964cm" svg:x="6.351cm" svg:y="19.521cm">
          <draw:text-box>
            <text:p text:style-name="P1"><text:a xlink:href="http://creativecommons.org/licenses/by/3.0/" xlink:type="simple">http://creativecommons.org/licenses/by/3.0/</text:a> 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urse Objectives</text:p>
              </text:list-item>
              <text:list-item>
                <text:p>Course Content</text:p>
              </text:list-item>
              <text:list-item>
                <text:p>Reading List</text:p>
              </text:list-item>
              <text:list-item>
                <text:p>Grad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Course Objectives<text:tab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amiliarize with Open Source Software Development</text:p>
              </text:list-item>
              <text:list-item>
                <text:p>Reading and Understanding “Good” Code</text:p>
              </text:list-item>
              <text:list-item>
                <text:p>Patch an existing Open Source Project</text:p>
              </text:list-item>
              <text:list-item>
                <text:p>Work on a team Project</text:p>
              </text:list-item>
              <text:list-item>
                <text:p>Aware of team dynamics including diversity issu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ourse Objectives (contd)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 knowledgeable in at least one software stack.</text:p>
              </text:list-item>
              <text:list-item>
                <text:p>Prepare for a new RCOS project for the following semest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ourse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undations of Open Source (History and Licensing)</text:p>
              </text:list-item>
              <text:list-item>
                <text:p>Software Management Tools (Version Control (git), Documentation Tools (markdown, markup), System Build, Specification and Testing, Collaborative Development</text:p>
              </text:list-item>
              <text:list-item>
                <text:p>Software Development Tools (Ipython, javascript (node.js)), Statistical computing(R, Rstudio), Datab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ourse Contents (cont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Applications (Web Development, Cloud Computing Platform, Mobile Applications)</text:p>
              </text:list-item>
              <text:list-item>
                <text:p>Open Hardware (Arduino, RaspberryPi)</text:p>
              </text:list-item>
              <text:list-item>
                <text:p>Pro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Lab Assistants (Masters of the Univers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m Manizini '16</text:p>
              </text:list-item>
              <text:list-item>
                <text:p>Seve Ibarluzea '17</text:p>
              </text:list-item>
              <text:list-item>
                <text:p>Kiana McNellis '17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Guest Lecturers (so fa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trick Masson (opensource.org)</text:p>
              </text:list-item>
              <text:list-item>
                <text:p>Brad King '01,'03,'08 (kitware)</text:p>
              </text:list-item>
              <text:list-item>
                <text:p>Luis Ibanez (Google NY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lass Format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uesday Lectures/Discussions</text:p>
              </text:list-item>
              <text:list-item>
                <text:p>Friday in class labs – a mixture of programming, development, writing and discus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Gra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izzes 2 (16<text:span text:style-name="T1">th</text:span> October, 20<text:span text:style-name="T1">th</text:span> November) 30%</text:p>
              </text:list-item>
              <text:list-item>
                <text:p>Labs 10 – 30%</text:p>
              </text:list-item>
              <text:list-item>
                <text:p>Project 40%</text:p>
              </text:list-item>
              <text:list-item>
                <text:p>93 and above A; <text:s/>90 and above A-; 85 and above B+; 80 and above B; 75 and above B-; 70 and above C+; 65 and above C; 60 and above C-; 55 and above D+; 50 and above 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Questions and Discuss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10:56:46.108818137</meta:creation-date>
    <dc:date>2015-08-28T12:10:07.393638487</dc:date>
    <meta:editing-duration>PT26M43S</meta:editing-duration>
    <meta:editing-cycles>4</meta:editing-cycles>
    <meta:generator>LibreOffice/4.2.8.2$Linux_X86_64 LibreOffice_project/420m0$Build-2</meta:generator>
    <meta:document-statistic meta:object-count="70"/>
  </office:meta>
</office:document-meta>
</file>